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0P*%U65+x._,Tr86#ApzyI0m^o9Ge7z</text:p>
      <text:p text:style-name="Standard">6.S6&amp;#deW^?87jl^d5Z01uGmqQ&amp;:4sLk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15:35:37.516756040</meta:creation-date>
    <dc:date>2023-01-21T17:18:16.009998213</dc:date>
    <meta:editing-duration>PT1H42M3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" meta:word-count="2" meta:character-count="64" meta:non-whitespace-character-count="64"/>
  </office:meta>
</office:document-meta>
</file>